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2C0000012C8F27904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926cm" svg:height="6.926cm" svg:x="0.063cm" svg:y="0.074cm">
          <draw:image xlink:href="Pictures/100002010000012C0000012C8F279042.png" xlink:type="simple" xlink:show="embed" xlink:actuate="onLoad">
            <text:p/>
          </draw:image>
        </draw:frame>
        <draw:ellipse draw:style-name="gr2" draw:text-style-name="P2" draw:layer="layout" svg:width="0.722cm" svg:height="0.682cm" svg:x="2.54cm" svg:y="2.525cm">
          <text:p text:style-name="P1"><text:span text:style-name="T1">STD_PUSHBT_A1</text:span></text:p>
        </draw:ellipse>
        <draw:ellipse draw:style-name="gr2" draw:text-style-name="P2" draw:layer="layout" svg:width="0.722cm" svg:height="0.682cm" svg:x="3.245cm" svg:y="1.84cm">
          <text:p text:style-name="P2"><text:span text:style-name="T1">STD_PUSHBT_A2</text:span></text:p>
        </draw:ellipse>
        <draw:ellipse draw:style-name="gr2" draw:text-style-name="P2" draw:layer="layout" svg:width="0.722cm" svg:height="0.682cm" svg:x="3.245cm" svg:y="3.262cm">
          <text:p text:style-name="P1"><text:span text:style-name="T1">STD_PUSHBT_A4</text:span></text:p>
        </draw:ellipse>
        <draw:ellipse draw:style-name="gr2" draw:text-style-name="P2" draw:layer="layout" svg:width="0.722cm" svg:height="0.682cm" svg:x="3.956cm" svg:y="2.53cm">
          <text:p text:style-name="P1"><text:span text:style-name="T1">STD_PUSHBT_A3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056cm" fo:page-height="7.0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wéna LE YONDRE</meta:initial-creator>
    <meta:creation-date>2016-02-15T11:32:27</meta:creation-date>
    <dc:date>2016-02-15T11:40:54</dc:date>
    <dc:creator>Gwéna LE YONDRE</dc:creator>
    <meta:editing-duration>PT8M27S</meta:editing-duration>
    <meta:editing-cycles>3</meta:editing-cycles>
    <meta:generator>OpenOffice/4.1.2$Unix OpenOffice.org_project/412m3$Build-9782</meta:generator>
    <meta:document-statistic meta:object-count="5"/>
  </office:meta>
</office:document-meta>
</file>